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style:font-size-asian="16pt" style:font-size-complex="16pt"/>
    </style:style>
    <style:style style:name="P2" style:family="paragraph" style:parent-style-name="Standard">
      <style:text-properties style:font-name="Ubuntu" fo:font-size="16pt" officeooo:paragraph-rsid="00108540" style:font-size-asian="16pt" style:font-size-complex="16pt"/>
    </style:style>
    <style:style style:name="P3" style:family="paragraph" style:parent-style-name="Standard">
      <style:text-properties style:font-name="Ubuntu" fo:font-size="16pt" officeooo:rsid="00108540" officeooo:paragraph-rsid="00108540" style:font-size-asian="16pt" style:font-size-complex="16pt"/>
    </style:style>
    <style:style style:name="P4" style:family="paragraph" style:parent-style-name="Standard">
      <style:text-properties style:font-name="Ubuntu" fo:font-size="16pt" officeooo:rsid="00108540" officeooo:paragraph-rsid="00119739" style:font-size-asian="16pt" style:font-size-complex="16pt"/>
    </style:style>
    <style:style style:name="P5" style:family="paragraph" style:parent-style-name="Standard">
      <style:text-properties style:font-name="Ubuntu" fo:font-size="16pt" officeooo:rsid="00108540" officeooo:paragraph-rsid="00144243" style:font-size-asian="16pt" style:font-size-complex="16pt"/>
    </style:style>
    <style:style style:name="P6" style:family="paragraph" style:parent-style-name="Standard">
      <style:text-properties style:font-name="Ubuntu" fo:font-size="16pt" officeooo:rsid="00108540" officeooo:paragraph-rsid="001a773c" style:font-size-asian="16pt" style:font-size-complex="16pt"/>
    </style:style>
    <style:style style:name="P7" style:family="paragraph" style:parent-style-name="Standard">
      <style:text-properties style:font-name="Ubuntu" fo:font-size="16pt" officeooo:rsid="00108540" officeooo:paragraph-rsid="001c18f6" style:font-size-asian="16pt" style:font-size-complex="16pt"/>
    </style:style>
    <style:style style:name="P8" style:family="paragraph" style:parent-style-name="Standard">
      <style:text-properties style:font-name="Ubuntu" fo:font-size="16pt" officeooo:paragraph-rsid="00119739" style:font-size-asian="16pt" style:font-size-complex="16pt"/>
    </style:style>
    <style:style style:name="P9" style:family="paragraph" style:parent-style-name="Standard">
      <style:text-properties style:font-name="Ubuntu" fo:font-size="16pt" officeooo:rsid="0011a4ea" officeooo:paragraph-rsid="00119739" style:font-size-asian="16pt" style:font-size-complex="16pt"/>
    </style:style>
    <style:style style:name="P10" style:family="paragraph" style:parent-style-name="Standard">
      <style:text-properties style:font-name="Ubuntu" fo:font-size="16pt" officeooo:paragraph-rsid="0011dbe1" style:font-size-asian="16pt" style:font-size-complex="16pt"/>
    </style:style>
    <style:style style:name="P11" style:family="paragraph" style:parent-style-name="Standard">
      <style:text-properties style:font-name="Ubuntu" fo:font-size="16pt" officeooo:rsid="00176da7" officeooo:paragraph-rsid="00176da7" style:font-size-asian="16pt" style:font-size-complex="16pt"/>
    </style:style>
    <style:style style:name="P12" style:family="paragraph" style:parent-style-name="Standard">
      <style:text-properties style:font-name="Ubuntu" fo:font-size="16pt" officeooo:rsid="001c18f6" officeooo:paragraph-rsid="001c18f6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Ubuntu" fo:font-size="26pt" fo:font-weight="bold" officeooo:rsid="000f9fb4" officeooo:paragraph-rsid="000f9fb4" style:font-size-asian="26pt" style:font-weight-asian="bold" style:font-size-complex="26pt" style:font-weight-complex="bold"/>
    </style:style>
    <style:style style:name="P14" style:family="paragraph" style:parent-style-name="Standard">
      <style:text-properties officeooo:paragraph-rsid="00119739"/>
    </style:style>
    <style:style style:name="P15" style:family="paragraph" style:parent-style-name="Standard">
      <style:text-properties style:text-line-through-style="none" style:text-line-through-type="none" style:font-name="Ubuntu" fo:font-size="16pt" officeooo:rsid="00108540" officeooo:paragraph-rsid="00119739" style:font-size-asian="16pt" style:font-size-complex="16pt"/>
    </style:style>
    <style:style style:name="T1" style:family="text">
      <style:text-properties officeooo:rsid="00108540"/>
    </style:style>
    <style:style style:name="T2" style:family="text">
      <style:text-properties style:font-name="Ubuntu" fo:font-size="16pt" style:font-size-asian="16pt" style:font-size-complex="16pt"/>
    </style:style>
    <style:style style:name="T3" style:family="text">
      <style:text-properties style:font-name="Ubuntu" fo:font-size="16pt" officeooo:rsid="00108540" style:font-size-asian="16pt" style:font-size-complex="16pt"/>
    </style:style>
    <style:style style:name="T4" style:family="text">
      <style:text-properties style:font-name="Ubuntu" fo:font-size="16pt" officeooo:rsid="0011dbe1" style:font-size-asian="16pt" style:font-size-complex="16pt"/>
    </style:style>
    <style:style style:name="T5" style:family="text">
      <style:text-properties style:font-name="Ubuntu" fo:font-size="16pt" officeooo:rsid="001316e1" style:font-size-asian="16pt" style:font-size-complex="16pt"/>
    </style:style>
    <style:style style:name="T6" style:family="text">
      <style:text-properties style:font-name="Ubuntu" fo:font-size="16pt" officeooo:rsid="001a773c" style:font-size-asian="16pt" style:font-size-complex="16pt"/>
    </style:style>
    <style:style style:name="T7" style:family="text">
      <style:text-properties officeooo:rsid="001316e1"/>
    </style:style>
    <style:style style:name="T8" style:family="text">
      <style:text-properties officeooo:rsid="00144243"/>
    </style:style>
    <style:style style:name="T9" style:family="text">
      <style:text-properties fo:font-weight="bold"/>
    </style:style>
    <style:style style:name="T10" style:family="text">
      <style:text-properties fo:language="en" fo:country="US" fo:font-style="italic"/>
    </style:style>
    <style:style style:name="T11" style:family="text">
      <style:text-properties fo:font-style="italic"/>
    </style:style>
    <style:style style:name="T12" style:family="text">
      <style:text-properties officeooo:rsid="00195019"/>
    </style:style>
    <style:style style:name="T13" style:family="text">
      <style:text-properties officeooo:rsid="0019f628"/>
    </style:style>
    <style:style style:name="T14" style:family="text">
      <style:text-properties officeooo:rsid="001a77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Тест</text:p>
      <text:p text:style-name="P1"/>
      <text:p text:style-name="P4">1. Какой пакетный менеджер использует Laravel?</text:p>
      <text:p text:style-name="P15">Composer</text:p>
      <text:p text:style-name="P4"/>
      <text:p text:style-name="P4">2. Как можно создать новый проект?</text:p>
      <text:p text:style-name="P10">а) С помощью установщика <text:span text:style-name="T1">Laravel</text:span> </text:p>
      <text:p text:style-name="P8">composer global require laravel/installer</text:p>
      <text:p text:style-name="P14"><text:span text:style-name="T2">laravel new </text:span><text:span text:style-name="T4">&lt;название проекта&gt;</text:span></text:p>
      <text:p text:style-name="P14"><text:span text:style-name="T2">б) С </text:span><text:span text:style-name="T5">помощью</text:span><text:span text:style-name="T2"> пакетного менеджера Composer </text:span></text:p>
      <text:p text:style-name="P4">composer create-project --prefer-dist laravel/laravel blog</text:p>
      <text:p text:style-name="P4"/>
      <text:p text:style-name="P4">3. Р<text:span text:style-name="T7">а</text:span>сскажите что знаете про схему правления версиями в Laravel?</text:p>
      <text:p text:style-name="P5">Laravel и другие его пакеты следуют семантическому управлению версиями (Semantic Versioning). </text:p>
      <text:p text:style-name="P5">- Основные выпуски фреймворка (Major framework releases) выпускаются каждые шесть месяцев (~ март и ~ сентябрь)</text:p>
      <text:p text:style-name="P5">- <text:span text:style-name="T8">В</text:span>торостепенные релизы (minor releases) и патчи (patch releases ) могут выпускаться каждую неделю. Незначительные релизы и патчи никогда не содержат критических изменений, что не скажешь о основных выпусках Laravel.</text:p>
      <text:p text:style-name="P4"/>
      <text:p text:style-name="P4">4. Что такое LTS?</text:p>
      <text:p text:style-name="P11">Long term support, LTS — долгосрочная поддержка <text:span text:style-name="T1">— это часть жизненного цикла </text:span><text:span text:style-name="T12">программного обеспечения</text:span><text:span text:style-name="T1">, которая означает, что стабильный релиз будет поддерживаться долгое время и будет считаться стандартной версией к распространению. </text:span></text:p>
      <text:p text:style-name="P11"/>
      <text:p text:style-name="P14"><text:span text:style-name="T3">5. </text:span><text:span text:style-name="T6">Схема управлениями версиями</text:span><text:span text:style-name="T3"> в Laravel</text:span></text:p>
      <text:p text:style-name="P6"><text:span text:style-name="T14">LTS </text:span>выпуски обеспечивают самый продолжительный период поддержки и обслуживания. <text:span text:style-name="T13">И</text:span>справления ошибок предоставляются на 2 года, а исправления безопасности <text:s/>- на 3 года. <text:s/></text:p>
      <text:p text:style-name="P6">Для общих выпусков исправления ошибок предоставляются на 7 месяцев, а исправления безопасности - на 1 год. </text:p>
      <text:p text:style-name="P4"/>
      <text:p text:style-name="P4"><text:soft-page-break/>6. После установки какие действия нужна сделать?</text:p>
      <text:p text:style-name="P8">- Настроить публичную директорию </text:p>
      <text:p text:style-name="P8">После установки Laravel вы должны настроить веб-сервер так, чтобы корневой каталог веб-сайта была «public» папка. Index.php в этом каталоге служит фронт-контроллером для всех HTTP-запросов, поступающих в ваше приложение.</text:p>
      <text:p text:style-name="P8">- Настроить веб-сервера </text:p>
      <text:p text:style-name="P8">- Настроить конфигурации для фреймворка Laravel</text:p>
      <text:p text:style-name="P8">Все файлы конфигурации для фреймворка Laravel хранятся в каталоге config. </text:p>
      <text:p text:style-name="P8">- Дать права доступа к папкам</text:p>
      <text:p text:style-name="P8">После установки Laravel вам может потребоваться настроить некоторые разрешения. Каталоги в хранилище (storage) и каталоги начальной загрузки / кеша <text:s/>(bootstrap/cache) должны быть доступны для записи вашим веб-сервером, иначе Laravel не запустится. </text:p>
      <text:p text:style-name="P4"/>
      <text:p text:style-name="P4">7. Где хранятся файлы кофигураци??</text:p>
      <text:p text:style-name="P4">Все файлы конфигурации для фреймворка Laravel хранятся в каталоге config. </text:p>
      <text:p text:style-name="P4"/>
      <text:p text:style-name="P4">8. The Bootstrap Directory</text:p>
      <text:p text:style-name="P4">Каталог bootstrap содержит файлы, которые загружают фреймворк и настраивают автозагрузку. Также здесь содержится каталог cache, который содержит сгенерированные фреймворком файлы для оптимизации производительности — например, кэш-файлы роутов и сервисов.</text:p>
      <text:p text:style-name="P4"/>
      <text:p text:style-name="P4">9. The Config Directory</text:p>
      <text:p text:style-name="P4">Каталог config, как гласит его название, содержит все конфигурационные файлы ваших приложений.</text:p>
      <text:p text:style-name="P4"/>
      <text:p text:style-name="P4">10. The Database Directory</text:p>
      <text:p text:style-name="P4">Каталог database содержит миграции и классы для наполнения начальными данными вашей БД. При необходимости эту папку можно использовать для хранения базы данных SQLite.</text:p>
      <text:p text:style-name="P4"/>
      <text:p text:style-name="P4"><text:soft-page-break/>11. The Public Directory</text:p>
      <text:p text:style-name="P4">Каталог public содержит файл index.php, который является входной точкой для всех запросов, поступающих в ваше приложение. Также эта папка содержит ваши ресурсы, такие как изображения, JavaScript, CSS.</text:p>
      <text:p text:style-name="P4"/>
      <text:p text:style-name="P4">12. The Resources Directory</text:p>
      <text:p text:style-name="P4">Каталог resources содержит ваши шаблоны, а также "сырые", некомпилированные ресурсы, такие как LESS, SASS, или JavaScript. А также здесь находятся все языковые файлы.</text:p>
      <text:p text:style-name="P4"/>
      <text:p text:style-name="P4">13. <text:s/>The Routes Directory</text:p>
      <text:p text:style-name="P8">Каталог routes содержит все определения роутов вашего приложения. По умолчанию в Laravel встроено несколько файлов роутов: web.php, api.php, console.php и channels.php.</text:p>
      <text:p text:style-name="P8">Файл web.php содержит роуты, которые RouteServiceProvider помещает в группу посредников web, которая обеспечивает состояние сессии, CSRF-защиту и шифрование cookie. Если ваше приложение не предоставляет не имеющий своего состояния RESTful API, то скорее всего все ваши роуты можно определить в файле web.php.</text:p>
      <text:p text:style-name="P8">Файл api.php содержит роуты, которые RouteServiceProvider помещает в группу посредников api, которая обеспечивает ограничение скорости. Эти роуты должны быть не имеющими своего состояния, т.е. входящие через эти роуты запросы должны быть аутентифицированы с помощью токенов и они не будут иметь доступа к состоянию сессии.</text:p>
      <text:p text:style-name="P8">Файл console.php - то место, где вы можете определить все свои консольные команды на основе функций-замыканий. Каждая функция-замыкание привязывается к экземпляру команды, обеспечивая простое взаимодействие с методами ввода/вывода каждой команды. Несмотря на то, что в этом файле не определяются HTTP-роуты, в нём определяются консольные входные точки (пути) в ваше приложение.</text:p>
      <text:p text:style-name="P4">Файл channels.php - то место, где вы можете зарегистрировать все каналы вещания событий, поддерживаемые Вашим приложением.</text:p>
      <text:p text:style-name="P4"/>
      <text:p text:style-name="P4">14. The Storage Directory </text:p>
      <text:p text:style-name="P8"><text:soft-page-break/>Каталог storage содержит скомпилированные Blade-шаблоны, файлы сессий, кэши файлов и другие файлы, создаваемые фреймворком. Этот каталог делится на подкаталоги app, framework и logs. В каталоге app можно хранить любые файлы, генерируемые вашим приложением. В каталоге framework хранятся создаваемые фреймворком файлы и кэш. А в каталоге logs находятся файлы журналов приложения.</text:p>
      <text:p text:style-name="P4">Каталог storage/app/public можно использовать для хранения пользовательских файлов, таких как аватары (юзерпики) пользователей и т.п. загруженные изображения, которые должны быть доступны всем. Вам надо создать символьную ссылку на public/storage, которая ведёт к этому каталогу. Вы можете создать ссылку командой php artisan storage:link.</text:p>
      <text:p text:style-name="P4"/>
      <text:p text:style-name="P4">15. The Tests Directory</text:p>
      <text:p text:style-name="P4">Каталог tests содержит ваши автотесты. Изначально там уже есть пример PHPUnit. Класс каждого теста должен иметь в имени суффикс Test. Вы можете запускать свои тесты командами phpunit или php vendor/bin/phpunit.</text:p>
      <text:p text:style-name="P4"/>
      <text:p text:style-name="P4">16. The Vendor Directory </text:p>
      <text:p text:style-name="P4">Каталог vendor содержит ваши Composer-зависимости.</text:p>
      <text:p text:style-name="P4"/>
      <text:p text:style-name="P4">17. App directory</text:p>
      <text:p text:style-name="P8">Каталог app, как вы можете догадаться, содержит код ядра вашего приложения . </text:p>
      <text:p text:style-name="P8">Основная часть вашего приложения находится в каталоге app.</text:p>
      <text:p text:style-name="P8">В каталоге app находится ряд дополнительных каталогов, таких как Console, Http и Providers. Можно сказать, что каталоги Console и Http предоставляют API ядра вашего приложения. Протокол HTTP и командная строка — это механизмы взаимодействия с вашим приложением, но они не содержат логики приложения. Другими словами, это просто два способа передачи команд вашему приложению. Каталог Console содержит все ваши Artisan-команды, а каталог Http содержит ваши контроллеры, посредники и запросы.</text:p>
      <text:p text:style-name="P8">Многие другие каталоги будут созданы в каталоге app, когда вы выполните Artisan-команду make для генерирования классов. Например, каталог app/Jobs не будет создан, пока вы <text:soft-page-break/>не выполните Artisan-команду make:job, чтобы сгенерировать класс задачи.</text:p>
      <text:p text:style-name="P4">Многие классы в каталоге app можно сгенерировать Artisan-командами. Для просмотра доступных команд выполните в терминале команду php artisan list make.</text:p>
      <text:p text:style-name="P4"/>
      <text:p text:style-name="P12">18. <text:span text:style-name="T1">The Rules Directory</text:span></text:p>
      <text:p text:style-name="P7">Этот каталог не существует по умолчанию, но будет создан для вас, если вы выполните Artisan-команду make: rule. Каталог Rules содержит настраиваемые объекты правил проверки для вашего приложения. Правила используются для инкапсуляции сложной логики проверки в простой объект. </text:p>
      <text:p text:style-name="P12"/>
      <text:p text:style-name="P4">19. The Broadcasting Directory (папка вещания)</text:p>
      <text:p text:style-name="P4">Каталог Broadcasting содержит все классы каналов вещания для вашего приложения. Эти классы создаются с помощью команды make: channel. Этот каталог не существует по умолчанию, но будет создан для вас, когда вы создадите свой первый канал. Чтобы узнать больше о каналах, ознакомьтесь с документацией по трансляции событий (event broadcasting.)</text:p>
      <text:p text:style-name="P4">20. The Console Directory</text:p>
      <text:p text:style-name="P4">Каталог Console содержит все дополнительные Artisan-команды для вашего приложения. Эти команды можно сгенерировать командой make:command. Также этот каталог содержит ядро вашей консоли, где регистрируются ваши дополнительные Artisan-команды и определяются ваши запланированные задачи.</text:p>
      <text:p text:style-name="P4"/>
      <text:p text:style-name="P4">21. The Events Directory</text:p>
      <text:p text:style-name="P4">Изначально этого каталога нет, он создаётся Artisan-командами event:generate и make:event. В каталоге Events, как можно догадаться, хранятся классы событий. События можно использовать для оповещения других частей приложения о каком-либо событии, что обеспечивает большую гибкость и модульность.</text:p>
      <text:p text:style-name="P4"/>
      <text:p text:style-name="P4">22. The Exceptions Directory</text:p>
      <text:p text:style-name="P4">Каталог Exceptions содержит обработчик исключений вашего приложения. Эта папка также является хорошим местом для <text:soft-page-break/>размещения всех исключений, возникающих в вашем приложении. Если вы хотите изменить то, как журналируются и отображаются ваши исключения, вам надо изменить класс Handler в данном каталоге.</text:p>
      <text:p text:style-name="P4"/>
      <text:p text:style-name="P4">23. The Http Directory</text:p>
      <text:p text:style-name="P4">Каталог Http содержит ваши контроллеры, посредники и запросы форм. Здесь будет размещена почти вся логика обработки запросов, входящих в приложение.</text:p>
      <text:p text:style-name="P4"/>
      <text:p text:style-name="P4">24. The Jobs Directory</text:p>
      <text:p text:style-name="P4">Изначально этого каталога нет, он создаётся Artisan-командой make:job. В каталоге Jobs хранятся задачи для вашего приложения. Задачи могут быть обработаны вашим приложением в порядке очереди, а также их можно запустить синхронно в рамках прохождения текущего запроса. Иногда задачи, которые запускаются синхронно во время текущего запроса, называют "командами", потому что они реализуют шаблон Команда.</text:p>
      <text:p text:style-name="P4"/>
      <text:p text:style-name="P4">25. The Listeners Directory</text:p>
      <text:p text:style-name="P4">Изначально этого каталога нет, он создаётся Artisan-командами event:generate или make:listener. Каталог Listeners содержит классы обработчиков для ваших событий. Слушатели событий получают экземпляр события и выполняют логику в ответ на это событие. Например, событие UserRegistered может быть обработано слушателем SendWelcomeEmail.</text:p>
      <text:p text:style-name="P4"/>
      <text:p text:style-name="P4">26. The Mail Directory</text:p>
      <text:p text:style-name="P4">Изначально этого каталога нет, он создаётся Artisan-командой make:mail. Каталог Mail содержит все ваши классы, отвечающие за отправляемые вашим приложением email-сообщения. Почтовые объекты позволяют вам инкапсулировать всю логику создания email-сообщений в единый, простой класс, который можно отправить методом Mail::send.</text:p>
      <text:p text:style-name="P4"/>
      <text:p text:style-name="P4">27. The Models Directory</text:p>
      <text:p text:style-name="P4"><text:soft-page-break/>Каталог Models содержит все классы вашей модели Eloquent. Eloquent ORM, включенный в Laravel, предоставляет красивую и простую реализацию ActiveRecord для работы с вашей базой данных. Каждая таблица базы данных имеет соответствующую «Модель», которая используется для взаимодействия с этой таблицей. Модели позволяют запрашивать данные в таблицах, а также вставлять новые записи в таблицу.</text:p>
      <text:p text:style-name="P4"/>
      <text:p text:style-name="P4">28. The Notifications Directory</text:p>
      <text:p text:style-name="P4">Изначально этого каталога нет, он создаётся Artisan-командой make:notification. Каталог Notificationsсодержит все "транзакционные" уведомления, которые отправляются вашим приложением, такие как простые уведомления о событиях, произошедших в вашем приложении. Возможность уведомлений в Laravel абстрагирует отправку уведомлений через разные драйверы, такие как email, Slack, SMS или сохранение в БД.</text:p>
      <text:p text:style-name="P4"/>
      <text:p text:style-name="P4">29. The Policies Directory</text:p>
      <text:p text:style-name="P4">Изначально этого каталога нет, он создаётся Artisan-командой make:policy. Каталог Policies содержит классы политик авторизации. Политики служат для определения, разрешено ли пользователю данное действие над ресурсом. Подробнее читайте в документации по авторизации.</text:p>
      <text:p text:style-name="P4"/>
      <text:p text:style-name="P4">30. The Providers Directory</text:p>
      <text:p text:style-name="P8">Каталог Providers содержит все сервис-провайдеры для вашего приложения. Сервис-провайдеры загружают ваше приложение, добавляя сервисы в сервис-контейнер, регистрируя события, и выполняя любые другие задачи для подготовки вашего приложения к входящим запросам.</text:p>
      <text:p text:style-name="P4">В свежеустановленном приложении Laravel эта папка уже содержит несколько провайдеров. При необходимости вы можете добавлять свои провайдеры в эту директорию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7:29:31.570066892</meta:creation-date>
    <meta:generator>LibreOffice/6.4.6.2$Linux_X86_64 LibreOffice_project/40$Build-2</meta:generator>
    <dc:date>2020-11-08T17:50:03.733948437</dc:date>
    <meta:editing-duration>PT19M46S</meta:editing-duration>
    <meta:editing-cycles>15</meta:editing-cycles>
    <meta:document-statistic meta:table-count="0" meta:image-count="0" meta:object-count="0" meta:page-count="7" meta:paragraph-count="84" meta:word-count="1458" meta:character-count="11111" meta:non-whitespace-character-count="9715"/>
  </office:meta>
</office:document-meta>
</file>